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  <style:style style:name="P2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should put the documentation here.</text:p>
      <text:p text:style-name="Standard"/>
      <text:p text:style-name="Standard">Documentation of the EOSAI interface.</text:p>
      <text:p text:style-name="Standard"/>
      <text:p text:style-name="Standard">Documentation of the EOSAI internals.</text:p>
      <text:p text:style-name="Standard">Geos</text:p>
      <text:p text:style-name="Standard">Multiregions</text:p>
      <text:p text:style-name="Standard">AIRegions</text:p>
      <text:p text:style-name="Standard"/>
      <text:p text:style-name="Standard">TacticalProject</text:p>
      <text:p text:style-name="Standard">Strategies</text:p>
      <text:p text:style-name="Standard">UnitActionIdea</text:p>
      <text:p text:style-name="Standard">PathwayStep</text:p>
      <text:p text:style-name="Standard">PathwayResult</text:p>
      <text:p text:style-name="Standard"/>
      <text:p text:style-name="Standard">( This is actually written in wiki format )</text:p>
      <text:p text:style-name="P1">Sequence:</text:p>
      <text:p text:style-name="P1"/>
      <text:p text:style-name="P1">Basic Data</text:p>
      <text:p text:style-name="P1">*. Create a list of production options</text:p>
      <text:p text:style-name="P1">*. Create AIObjects for everything in the game. <text:s/>Attach ownership status to everything,</text:p>
      <text:p text:style-name="P1"><text:tab/>but not friend/enemy attributes.</text:p>
      <text:p text:style-name="P1">*. Create a AIRegions, MultiRegionMap, AIGeos.</text:p>
      <text:p text:style-name="P1"><text:tab/>Record each player's presence in each region, and also their movement pathways.</text:p>
      <text:p text:style-name="P1"><text:tab/>(Create a region map, then a multiregion map.)</text:p>
      <text:p text:style-name="P1">*. Create NationalSummaries (with no allies/enemies information)</text:p>
      <text:p text:style-name="P1"><text:tab/>Make a simplistic (Level1) desire matrix to attack each player</text:p>
      <text:p text:style-name="P1"/>
      <text:p text:style-name="P1">Foreign Relations (Current) (can vary within a single turn)</text:p>
      <text:p text:style-name="P1">*. Calculate Resource future excesses and shortages (can vary based on trade agreements)</text:p>
      <text:p text:style-name="P1">*. Update NationalSummaries with information based on: past history, War/Peace status</text:p>
      <text:p text:style-name="P1"><text:tab/>* Read the current foreign relations information, apply friend/enemy status to multiregions.</text:p>
      <text:p text:style-name="P1"><text:tab/>* If the friend/enemy status changes, I need to revisit this step and move through</text:p>
      <text:p text:style-name="P1"><text:tab/> <text:s/>the rest of the subsequent steps.</text:p>
      <text:p text:style-name="P1">*. Evaluate Multiregions for accessibility, value, danger (depends on foreign relations)</text:p>
      <text:p text:style-name="P1"/>
      <text:p text:style-name="P1">Planning</text:p>
      <text:p text:style-name="P1">*. Evaluate some SubPlans (war, peace, sneak-attacks, ... with the other players)</text:p>
      <text:p text:style-name="P1">*. Create/Update the GrandPlan</text:p>
      <text:p text:style-name="P1"/>
      <text:p text:style-name="P1">Negotiations, Hypothetical Foreign Relations</text:p>
      <text:p text:style-name="P1">*. Figure out what resources I want to trade</text:p>
      <text:p text:style-name="P1">*. Send emails out asking for trade and war/peace negotiations </text:p>
      <text:p text:style-name="P1"><text:s text:c="3"/>(responses reset me to the "Foreign Relations" step)</text:p>
      <text:p text:style-name="P1"/>
      <text:p text:style-name="P1">Unit/City Tasks</text:p>
      <text:p text:style-name="P1">*. Create hypothetical unit tasks, city build tasks</text:p>
      <text:p text:style-name="P1">*. Schedule tenative unit and city tasks using AI objects</text:p>
      <text:p text:style-name="P1">*. Create orders for units and cities.</text:p>
      <text:p text:style-name="P1"/>
      <text:p text:style-name="P1">*. Submit orders after the human player does</text:p>
      <text:p text:style-name="P1"><text:tab/>I want to wait until after the human players submit - just in case they offer me</text:p>
      <text:p text:style-name="P1"><text:tab/>an agreement or change their foreign policy towards 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5S</meta:editing-duration>
    <meta:editing-cycles>7</meta:editing-cycles>
    <meta:generator>LibreOffice/3.4$Win32 LibreOffice_project/340m1$Build-302</meta:generator>
    <dc:date>2014-04-12T12:08:03.60</dc:date>
    <meta:document-statistic meta:table-count="0" meta:image-count="0" meta:object-count="0" meta:page-count="1" meta:paragraph-count="43" meta:word-count="289" meta:character-count="1917" meta:non-whitespace-character-count="1655"/>
    <meta:user-defined meta:name="Info 1"/>
    <meta:user-defined meta:name="Info 2"/>
    <meta:user-defined meta:name="Info 3"/>
    <meta:user-defined meta:name="Info 4"/>
  </office:meta>
</office:document-meta>
</file>